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5.863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5" style:family="table-row">
      <style:table-row-properties style:min-row-height="0.132cm"/>
    </style:style>
    <style:style style:name="P1" style:family="paragraph" style:parent-style-name="Table_20_Contents">
      <style:paragraph-properties fo:text-align="center" style:justify-single-word="false"/>
      <style:text-properties style:font-name="Abyssinica SIL" fo:font-size="12pt" officeooo:rsid="001635bc" officeooo:paragraph-rsid="001635bc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Abyssinica SIL" fo:font-size="12pt" officeooo:rsid="0017e91e" officeooo:paragraph-rsid="0017e91e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byssinica SIL" fo:font-size="12pt" officeooo:rsid="0018f2df" officeooo:paragraph-rsid="0018f2df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byssinica SIL" fo:font-size="12pt" officeooo:rsid="001a1e0a" officeooo:paragraph-rsid="001a1e0a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byssinica SIL" fo:font-size="12pt" officeooo:rsid="001bbced" officeooo:paragraph-rsid="001bbced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byssinica SIL" fo:font-size="12pt" officeooo:rsid="001c6e4c" officeooo:paragraph-rsid="001c6e4c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byssinica SIL" fo:font-size="12pt" officeooo:rsid="001e5cca" officeooo:paragraph-rsid="001e5cca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byssinica SIL" fo:font-size="12pt" officeooo:rsid="0020258e" officeooo:paragraph-rsid="0020258e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byssinica SIL" fo:font-size="12pt" officeooo:rsid="003478d4" officeooo:paragraph-rsid="003478d4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byssinica SIL" fo:font-size="12pt" fo:font-weight="bold" officeooo:rsid="001635bc" officeooo:paragraph-rsid="001635bc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byssinica SIL" fo:font-size="12pt" fo:font-weight="bold" officeooo:rsid="0017e91e" officeooo:paragraph-rsid="0017e91e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byssinica SIL" fo:font-size="12pt" fo:font-weight="bold" officeooo:rsid="001bbced" officeooo:paragraph-rsid="001bbce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byssinica SIL" fo:font-size="12pt" fo:font-weight="bold" officeooo:rsid="001c6e4c" officeooo:paragraph-rsid="001c6e4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byssinica SIL" fo:font-size="12pt" fo:background-color="#ffffff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byssinica SIL" fo:font-size="14pt" fo:font-weight="bold" officeooo:rsid="001635bc" officeooo:paragraph-rsid="001635bc" fo:background-color="#ffffff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byssinica SIL" fo:font-size="14pt" fo:font-weight="bold" officeooo:rsid="001635bc" officeooo:paragraph-rsid="001635bc" fo:background-color="#ffffff" style:font-size-asian="12.25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byssinica SIL" fo:font-size="13pt" fo:font-weight="bold" officeooo:rsid="0017e91e" officeooo:paragraph-rsid="0017e91e" style:font-size-asian="13pt" style:font-weight-asian="bold" style:font-size-complex="13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byssinica SIL" fo:font-size="13pt" fo:font-weight="bold" officeooo:rsid="001635bc" officeooo:paragraph-rsid="001635bc" style:font-size-asian="13pt" style:font-weight-asian="bold" style:font-size-complex="13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byssinica SIL" fo:font-size="13pt" fo:font-weight="bold" officeooo:rsid="001bbced" officeooo:paragraph-rsid="001bbced" style:font-size-asian="13pt" style:font-weight-asian="bold" style:font-size-complex="1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byssinica SIL" fo:font-size="13pt" fo:font-weight="bold" officeooo:rsid="001c6e4c" officeooo:paragraph-rsid="001c6e4c" style:font-size-asian="13pt" style:font-weight-asian="bold" style:font-size-complex="13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byssinica SIL" fo:font-size="13pt" fo:font-weight="bold" officeooo:rsid="0018f2df" officeooo:paragraph-rsid="0018f2df" style:font-size-asian="11.3500003814697pt" style:font-weight-asian="bold" style:font-size-complex="13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byssinica SIL" fo:font-size="13pt" fo:font-weight="bold" officeooo:rsid="001a1e0a" officeooo:paragraph-rsid="001a1e0a" style:font-size-asian="11.3500003814697pt" style:font-weight-asian="bold" style:font-size-complex="13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byssinica SIL" fo:font-size="13pt" fo:font-weight="bold" officeooo:rsid="001bbced" officeooo:paragraph-rsid="001bbced" style:font-size-asian="11.3500003814697pt" style:font-weight-asian="bold" style:font-size-complex="13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byssinica SIL" fo:font-size="13pt" fo:font-weight="bold" officeooo:rsid="001c6e4c" officeooo:paragraph-rsid="001c6e4c" style:font-size-asian="11.3500003814697pt" style:font-weight-asian="bold" style:font-size-complex="13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byssinica SIL" fo:font-size="13pt" fo:font-weight="bold" officeooo:rsid="001e5cca" officeooo:paragraph-rsid="001e5cca" style:font-size-asian="11.3500003814697pt" style:font-weight-asian="bold" style:font-size-complex="13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byssinica SIL" fo:font-size="18pt" fo:font-weight="bold" officeooo:rsid="001635bc" officeooo:paragraph-rsid="001635bc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byssinica SIL" fo:font-size="12pt" fo:font-weight="normal" officeooo:rsid="001635bc" officeooo:paragraph-rsid="001635bc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byssinica SIL" fo:font-size="14pt" fo:font-weight="bold" officeooo:rsid="00235105" officeooo:paragraph-rsid="00235105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byssinica SIL" fo:font-size="14pt" fo:font-weight="bold" officeooo:rsid="0039c3da" officeooo:paragraph-rsid="0039c3da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35105" officeooo:paragraph-rsid="00235105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4b5e8" officeooo:paragraph-rsid="0024b5e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9c3da" officeooo:paragraph-rsid="0039c3da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261d9b" officeooo:paragraph-rsid="00261d9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274bbe" officeooo:paragraph-rsid="00274bbe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28044d" officeooo:paragraph-rsid="00274bbe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290f69" officeooo:paragraph-rsid="00290f69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29d5d5" officeooo:paragraph-rsid="0029d5d5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2e5693" officeooo:paragraph-rsid="002e5693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2fdb37" officeooo:paragraph-rsid="002fdb37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2pt" fo:font-style="normal" fo:font-weight="normal" officeooo:rsid="00290f69" officeooo:paragraph-rsid="0034294b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Liberation Serif" fo:font-size="12pt" fo:font-weight="normal" officeooo:rsid="00235105" officeooo:paragraph-rsid="00235105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Liberation Serif" fo:font-size="12pt" fo:font-style="normal" fo:font-weight="normal" officeooo:rsid="00274bbe" officeooo:paragraph-rsid="00274bbe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text-align="justify" style:justify-single-word="false"/>
      <style:text-properties style:font-name="Liberation Serif" fo:font-size="12pt" fo:font-style="normal" fo:font-weight="normal" officeooo:rsid="002c67e8" officeooo:paragraph-rsid="002c67e8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3">
      <style:paragraph-properties fo:text-align="justify" style:justify-single-word="false"/>
      <style:text-properties style:font-name="Liberation Serif" fo:font-size="12pt" fo:font-style="normal" fo:font-weight="normal" officeooo:rsid="0029d5d5" officeooo:paragraph-rsid="0029d5d5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3">
      <style:paragraph-properties fo:text-align="justify" style:justify-single-word="false"/>
      <style:text-properties style:font-name="Liberation Serif" fo:font-size="12pt" fo:font-style="normal" fo:font-weight="normal" officeooo:rsid="002e5693" officeooo:paragraph-rsid="002e5693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3">
      <style:paragraph-properties fo:text-align="justify" style:justify-single-word="false"/>
      <style:text-properties style:font-name="Liberation Serif" fo:font-size="12pt" fo:font-style="normal" fo:font-weight="normal" officeooo:rsid="002fdb37" officeooo:paragraph-rsid="002fdb37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3">
      <style:paragraph-properties fo:text-align="justify" style:justify-single-word="false"/>
      <style:text-properties style:font-name="Liberation Serif" fo:font-size="12pt" fo:font-style="normal" fo:font-weight="normal" officeooo:rsid="004296a3" officeooo:paragraph-rsid="004296a3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1">
      <style:paragraph-properties fo:text-align="justify" style:justify-single-word="false"/>
      <style:text-properties officeooo:paragraph-rsid="00235105"/>
    </style:style>
    <style:style style:name="P49" style:family="paragraph" style:parent-style-name="Standard" style:list-style-name="L1">
      <style:paragraph-properties fo:text-align="justify" style:justify-single-word="false"/>
      <style:text-properties officeooo:paragraph-rsid="0024b5e8"/>
    </style:style>
    <style:style style:name="P50" style:family="paragraph" style:parent-style-name="Standard" style:list-style-name="L1">
      <style:paragraph-properties fo:text-align="justify" style:justify-single-word="false"/>
      <style:text-properties officeooo:paragraph-rsid="00261d9b"/>
    </style:style>
    <style:style style:name="P51" style:family="paragraph" style:parent-style-name="Standard" style:list-style-name="L1">
      <style:paragraph-properties fo:text-align="justify" style:justify-single-word="false"/>
      <style:text-properties officeooo:paragraph-rsid="00274bbe"/>
    </style:style>
    <style:style style:name="P52" style:family="paragraph" style:parent-style-name="Standard" style:list-style-name="L1">
      <style:paragraph-properties fo:text-align="justify" style:justify-single-word="false"/>
      <style:text-properties officeooo:paragraph-rsid="0028044d"/>
    </style:style>
    <style:style style:name="P53" style:family="paragraph" style:parent-style-name="Standard" style:list-style-name="L3">
      <style:paragraph-properties fo:text-align="justify" style:justify-single-word="false"/>
      <style:text-properties officeooo:paragraph-rsid="002977dc"/>
    </style:style>
    <style:style style:name="P54" style:family="paragraph" style:parent-style-name="Standard" style:list-style-name="L3">
      <style:paragraph-properties fo:text-align="justify" style:justify-single-word="false"/>
      <style:text-properties officeooo:paragraph-rsid="00315723"/>
    </style:style>
    <style:style style:name="P55" style:family="paragraph" style:parent-style-name="Standard" style:list-style-name="L2" style:master-page-name="">
      <loext:graphic-properties draw:fill="none"/>
      <style:paragraph-properties fo:margin-left="0.9cm" fo:margin-right="0cm" fo:text-align="justify" style:justify-single-word="false" fo:text-indent="-0.199cm" style:auto-text-indent="false" style:page-number="auto" fo:background-color="transparent">
        <style:tab-stops>
          <style:tab-stop style:position="0.106cm"/>
          <style:tab-stop style:position="0.291cm"/>
        </style:tab-stops>
      </style:paragraph-properties>
      <style:text-properties style:font-name="Liberation Serif" fo:font-size="12pt" fo:font-style="normal" fo:font-weight="normal" officeooo:rsid="00290f69" officeooo:paragraph-rsid="0034294b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4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/>
      <style:text-properties style:font-name="Liberation Serif" fo:font-size="12pt" fo:font-style="normal" fo:font-weight="normal" officeooo:rsid="0029d5d5" officeooo:paragraph-rsid="0034294b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4">
      <loext:graphic-properties draw:fill="none"/>
      <style:paragraph-properties fo:margin-left="0.7cm" fo:margin-right="0cm" fo:text-align="justify" style:justify-single-word="false" fo:text-indent="0cm" style:auto-text-indent="false" fo:background-color="transparent"/>
      <style:text-properties officeooo:paragraph-rsid="0034294b"/>
    </style:style>
    <style:style style:name="P58" style:family="paragraph" style:parent-style-name="Standard" style:list-style-name="L4">
      <loext:graphic-properties draw:fill="none"/>
      <style:paragraph-properties fo:margin-left="0.7cm" fo:margin-right="0cm" fo:text-align="justify" style:justify-single-word="false" fo:text-indent="0cm" style:auto-text-indent="false" fo:background-color="transparent"/>
      <style:text-properties officeooo:rsid="00419f41" officeooo:paragraph-rsid="00419f41"/>
    </style:style>
    <style:style style:name="P59" style:family="paragraph" style:parent-style-name="Table_20_Contents">
      <style:paragraph-properties fo:text-align="center" style:justify-single-word="false"/>
      <style:text-properties style:font-name="Abyssinica SIL" fo:font-size="12pt" officeooo:rsid="00348e9e" officeooo:paragraph-rsid="001bbced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Abyssinica SIL" fo:font-size="12pt" officeooo:rsid="004038a4" officeooo:paragraph-rsid="004038a4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Abyssinica SIL" fo:font-size="13pt" fo:font-weight="bold" officeooo:rsid="001e5cca" officeooo:paragraph-rsid="001e5cca" style:font-size-asian="11.3500003814697pt" style:font-weight-asian="bold" style:font-size-complex="13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byssinica SIL" fo:font-size="13pt" fo:font-weight="bold" officeooo:rsid="004038a4" officeooo:paragraph-rsid="004038a4" style:font-size-asian="11.3500003814697pt" style:font-weight-asian="bold" style:font-size-complex="13pt" style:font-weight-complex="bold"/>
    </style:style>
    <style:style style:name="T1" style:family="text">
      <style:text-properties officeooo:rsid="0017e91e"/>
    </style:style>
    <style:style style:name="T2" style:family="text">
      <style:text-properties officeooo:rsid="0020258e"/>
    </style:style>
    <style:style style:name="T3" style:family="text">
      <style:text-properties style:font-name="Liberation Serif" fo:font-size="12pt" fo:font-weight="normal" officeooo:rsid="00235105" style:font-size-asian="10.5pt" style:font-weight-asian="normal" style:font-size-complex="12pt" style:font-weight-complex="normal"/>
    </style:style>
    <style:style style:name="T4" style:family="text">
      <style:text-properties style:font-name="Liberation Serif" fo:font-size="12pt" fo:font-weight="normal" officeooo:rsid="0024b5e8" style:font-size-asian="10.5pt" style:font-weight-asian="normal" style:font-size-complex="12pt" style:font-weight-complex="normal"/>
    </style:style>
    <style:style style:name="T5" style:family="text">
      <style:text-properties style:font-name="Liberation Serif" fo:font-size="12pt" fo:font-weight="normal" officeooo:rsid="0023d73d" style:font-size-asian="10.5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261d9b" style:font-size-asian="10.5pt" style:font-weight-asian="normal" style:font-size-complex="12pt" style:font-weight-complex="normal"/>
    </style:style>
    <style:style style:name="T7" style:family="text">
      <style:text-properties style:font-name="Liberation Serif" fo:font-size="12pt" fo:font-style="italic" fo:font-weight="normal" officeooo:rsid="00261d9b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font-style="normal" fo:font-weight="normal" officeooo:rsid="00261d9b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font-style="normal" fo:font-weight="normal" officeooo:rsid="002977dc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font-style="normal" fo:font-weight="normal" officeooo:rsid="00274bbe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ize="12pt" fo:font-style="normal" fo:font-weight="normal" officeooo:rsid="0028044d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font-style="normal" fo:font-weight="normal" officeooo:rsid="00290f69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fo:font-weight="normal" officeooo:rsid="0029d5d5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fo:font-weight="normal" officeooo:rsid="00315723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fo:font-weight="normal" officeooo:rsid="0032f4b0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officeooo:rsid="00348e9e"/>
    </style:style>
    <style:style style:name="T18" style:family="text">
      <style:text-properties officeooo:rsid="00366ed9"/>
    </style:style>
    <style:style style:name="T19" style:family="text">
      <style:text-properties officeooo:rsid="003b3f4c"/>
    </style:style>
    <style:style style:name="T20" style:family="text">
      <style:text-properties officeooo:rsid="003c7aa6"/>
    </style:style>
    <style:style style:name="T21" style:family="text">
      <style:text-properties officeooo:rsid="003f57ac"/>
    </style:style>
    <style:style style:name="T22" style:family="text">
      <style:text-properties officeooo:rsid="004038a4"/>
    </style:style>
    <style:style style:name="T23" style:family="text">
      <style:text-properties officeooo:rsid="00419f41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Modèle conceptuel – Expérience AGLAE</text:p>
      <text:p text:style-name="P26"/>
      <text:p text:style-name="P27">*Modèle réalisé avec le logiciel d’édition MOCODO (en ligne)</text:p>
      <text:p text:style-name="P27"/>
      <text:p text:style-name="P27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6">ENTITÉ</text:p>
            <text:p text:style-name="P14"/>
          </table:table-cell>
          <table:table-cell table:style-name="Tableau1.A1" office:value-type="string">
            <text:p text:style-name="P15">ATTRIBUT</text:p>
          </table:table-cell>
          <table:table-cell table:style-name="Tableau1.C1" office:value-type="string">
            <text:p text:style-name="P16">DÉFINITION</text:p>
          </table:table-cell>
        </table:table-row>
        <table:table-row>
          <table:table-cell table:style-name="Tableau1.A2" table:number-rows-spanned="2" office:value-type="string">
            <text:p text:style-name="P10"/>
            <text:p text:style-name="P18">Expérience</text:p>
            <text:p text:style-name="P10"/>
          </table:table-cell>
          <table:table-cell table:style-name="Tableau1.A2" office:value-type="string">
            <text:p text:style-name="P1">Labe<text:span text:style-name="T1">l</text:span></text:p>
            <text:p text:style-name="P1"/>
          </table:table-cell>
          <table:table-cell table:style-name="Tableau1.C2" office:value-type="string">
            <text:p text:style-name="P1">Nom de l’expérience</text:p>
          </table:table-cell>
        </table:table-row>
        <table:table-row>
          <table:covered-table-cell/>
          <table:table-cell table:style-name="Tableau1.A2" office:value-type="string">
            <text:p text:style-name="P2">Date</text:p>
          </table:table-cell>
          <table:table-cell table:style-name="Tableau1.C2" office:value-type="string">
            <text:p text:style-name="P2">Date de l’expérience</text:p>
          </table:table-cell>
        </table:table-row>
        <table:table-row>
          <table:table-cell table:style-name="Tableau1.A2" table:number-rows-spanned="4" office:value-type="string">
            <text:p text:style-name="P11"/>
            <text:p text:style-name="P11"/>
            <text:p text:style-name="P17"/>
            <text:p text:style-name="P17">Instrument</text:p>
          </table:table-cell>
          <table:table-cell table:style-name="Tableau1.A2" office:value-type="string">
            <text:p text:style-name="P2">Label</text:p>
          </table:table-cell>
          <table:table-cell table:style-name="Tableau1.C2" office:value-type="string">
            <text:p text:style-name="P2">Nom de l’instrument d’analyse</text:p>
          </table:table-cell>
        </table:table-row>
        <table:table-row>
          <table:covered-table-cell/>
          <table:table-cell table:style-name="Tableau1.A2" office:value-type="string">
            <text:p text:style-name="P2">Référence</text:p>
          </table:table-cell>
          <table:table-cell table:style-name="Tableau1.C2" office:value-type="string">
            <text:p text:style-name="P2">Numéro de série de l’instrument d’analyse</text:p>
          </table:table-cell>
        </table:table-row>
        <table:table-row>
          <table:covered-table-cell/>
          <table:table-cell table:style-name="Tableau1.A2" office:value-type="string">
            <text:p text:style-name="P2">Type de ligne</text:p>
          </table:table-cell>
          <table:table-cell table:style-name="Tableau1.C2" office:value-type="string">
            <text:p text:style-name="P3">Type de ligne de faisceau : <text:span text:style-name="T21">microbeam, vaccum chamber, PIXXL.</text:span></text:p>
          </table:table-cell>
        </table:table-row>
        <table:table-row>
          <table:covered-table-cell/>
          <table:table-cell table:style-name="Tableau1.A2" office:value-type="string">
            <text:p text:style-name="P2"/>
            <text:p text:style-name="P2">Faisceau extrait</text:p>
          </table:table-cell>
          <table:table-cell table:style-name="Tableau1.C2" office:value-type="string">
            <text:p text:style-name="P3">Extraction interne ou externe de la ligne de faisceau</text:p>
          </table:table-cell>
        </table:table-row>
        <table:table-row>
          <table:table-cell table:style-name="Tableau1.A2" table:number-rows-spanned="2" office:value-type="string">
            <text:p text:style-name="P21"/>
            <text:p text:style-name="P21">Détecteur</text:p>
          </table:table-cell>
          <table:table-cell table:style-name="Tableau1.A2" office:value-type="string">
            <text:p text:style-name="P3">Label</text:p>
          </table:table-cell>
          <table:table-cell table:style-name="Tableau1.C2" office:value-type="string">
            <text:p text:style-name="P3">Nom du détecteur</text:p>
          </table:table-cell>
        </table:table-row>
        <table:table-row>
          <table:covered-table-cell/>
          <table:table-cell table:style-name="Tableau1.A2" office:value-type="string">
            <text:p text:style-name="P3">Référence</text:p>
          </table:table-cell>
          <table:table-cell table:style-name="Tableau1.C2" office:value-type="string">
            <text:p text:style-name="P3">Numéro de série du détecteur</text:p>
          </table:table-cell>
        </table:table-row>
        <table:table-row>
          <table:table-cell table:style-name="Tableau1.A2" table:number-rows-spanned="2" office:value-type="string">
            <text:p text:style-name="P21"/>
            <text:p text:style-name="P21"/>
            <text:p text:style-name="P21">Technique d’analyse</text:p>
          </table:table-cell>
          <table:table-cell table:style-name="Tableau1.A2" office:value-type="string">
            <text:p text:style-name="P4">Label</text:p>
          </table:table-cell>
          <table:table-cell table:style-name="Tableau1.C2" office:value-type="string">
            <text:p text:style-name="P4">Nom de la technique d’analyse réalisée</text:p>
          </table:table-cell>
        </table:table-row>
        <table:table-row>
          <table:covered-table-cell/>
          <table:table-cell table:style-name="Tableau1.A2" office:value-type="string">
            <text:p text:style-name="P4">Filtre</text:p>
          </table:table-cell>
          <table:table-cell table:style-name="Tableau1.C2" office:value-type="string">
            <text:p text:style-name="P4">Filtre utilisé dans le cas de </text:p>
            <text:p text:style-name="P4">la méthode PIXE</text:p>
          </table:table-cell>
        </table:table-row>
        <table:table-row>
          <table:table-cell table:style-name="Tableau1.A2" table:number-rows-spanned="2" office:value-type="string">
            <text:p text:style-name="P22"/>
            <text:p text:style-name="P22"/>
            <text:p text:style-name="P22">Contexte expérimental</text:p>
          </table:table-cell>
          <table:table-cell table:style-name="Tableau1.A2" office:value-type="string">
            <text:p text:style-name="P4">Énergie</text:p>
          </table:table-cell>
          <table:table-cell table:style-name="Tableau1.C2" office:value-type="string">
            <text:p text:style-name="P4">Énergie du faisceau, exprimée en MeV</text:p>
          </table:table-cell>
        </table:table-row>
        <table:table-row>
          <table:covered-table-cell/>
          <table:table-cell table:style-name="Tableau1.A2" office:value-type="string">
            <text:p text:style-name="P4">Type de particule</text:p>
          </table:table-cell>
          <table:table-cell table:style-name="Tableau1.C2" office:value-type="string">
            <text:p text:style-name="P4">Type de particule projetée sur la cible (proton, alpha, deuton, etc.) </text:p>
          </table:table-cell>
        </table:table-row>
        <table:table-row>
          <table:table-cell table:style-name="Tableau1.A2" office:value-type="string">
            <text:p text:style-name="P12">Standard</text:p>
          </table:table-cell>
          <table:table-cell table:style-name="Tableau1.A2" office:value-type="string">
            <text:p text:style-name="P5">Label</text:p>
          </table:table-cell>
          <table:table-cell table:style-name="Tableau1.C2" office:value-type="string">
            <text:p text:style-name="P5">Nom du standard</text:p>
          </table:table-cell>
        </table:table-row>
        <table:table-row>
          <table:table-cell table:style-name="Tableau1.A2" table:number-rows-spanned="3" office:value-type="string">
            <text:p text:style-name="P23">Individu</text:p>
          </table:table-cell>
          <table:table-cell table:style-name="Tableau1.A2" office:value-type="string">
            <text:p text:style-name="P5">Nom</text:p>
          </table:table-cell>
          <table:table-cell table:style-name="Tableau1.C2" office:value-type="string">
            <text:p text:style-name="P5">Nom d’usage de l’individu</text:p>
          </table:table-cell>
        </table:table-row>
        <table:table-row>
          <table:covered-table-cell/>
          <table:table-cell table:style-name="Tableau1.A2" office:value-type="string">
            <text:p text:style-name="P5">Prénom</text:p>
          </table:table-cell>
          <table:table-cell table:style-name="Tableau1.C2" office:value-type="string">
            <text:p text:style-name="P5">Prénom de l’individu</text:p>
          </table:table-cell>
        </table:table-row>
        <table:table-row>
          <table:covered-table-cell/>
          <table:table-cell table:style-name="Tableau1.A2" office:value-type="string">
            <text:p text:style-name="P5">Profession</text:p>
          </table:table-cell>
          <table:table-cell table:style-name="Tableau1.C2" office:value-type="string">
            <text:p text:style-name="P5">Profession de l’individu au moment de l’expérience</text:p>
          </table:table-cell>
        </table:table-row>
        <text:soft-page-break/>
        <table:table-row>
          <table:table-cell table:style-name="Tableau1.A2" table:number-rows-spanned="2" office:value-type="string">
            <text:p text:style-name="P12"/>
            <text:p text:style-name="P12"/>
            <text:p text:style-name="P12">Unité de recherche</text:p>
          </table:table-cell>
          <table:table-cell table:style-name="Tableau1.A2" office:value-type="string">
            <text:p text:style-name="P5">Nom</text:p>
          </table:table-cell>
          <table:table-cell table:style-name="Tableau1.C2" office:value-type="string">
            <text:p text:style-name="P5">Nom de l’unité de recherche auquel est affilié un individu</text:p>
          </table:table-cell>
        </table:table-row>
        <table:table-row>
          <table:covered-table-cell/>
          <table:table-cell table:style-name="Tableau1.A2" office:value-type="string">
            <text:p text:style-name="P5">Référence</text:p>
          </table:table-cell>
          <table:table-cell table:style-name="Tableau1.C2" office:value-type="string">
            <text:p text:style-name="P5">Référence de l’unité de recherche au sein de son institution (ex : UMR 2546)</text:p>
          </table:table-cell>
        </table:table-row>
        <table:table-row>
          <table:table-cell table:style-name="Tableau1.A2" table:number-rows-spanned="4" office:value-type="string">
            <text:p text:style-name="P19"/>
            <text:p text:style-name="P19"/>
            <text:p text:style-name="P19">Institution</text:p>
          </table:table-cell>
          <table:table-cell table:style-name="Tableau1.A2" office:value-type="string">
            <text:p text:style-name="P5">Nom</text:p>
          </table:table-cell>
          <table:table-cell table:style-name="Tableau1.C2" office:value-type="string">
            <text:p text:style-name="P5">Nom de l’institution</text:p>
          </table:table-cell>
        </table:table-row>
        <table:table-row>
          <table:covered-table-cell/>
          <table:table-cell table:style-name="Tableau1.A2" office:value-type="string">
            <text:p text:style-name="P5">Type</text:p>
          </table:table-cell>
          <table:table-cell table:style-name="Tableau1.C2" office:value-type="string">
            <text:p text:style-name="P5">Type de l’institution (ex : université, établissement privé de recherche, etc.)</text:p>
          </table:table-cell>
        </table:table-row>
        <table:table-row>
          <table:covered-table-cell/>
          <table:table-cell table:style-name="Tableau1.A2" office:value-type="string">
            <text:p text:style-name="P5">Adresse</text:p>
          </table:table-cell>
          <table:table-cell table:style-name="Tableau1.C2" office:value-type="string">
            <text:p text:style-name="P5">Adresse de l’institution</text:p>
          </table:table-cell>
        </table:table-row>
        <table:table-row>
          <table:covered-table-cell/>
          <table:table-cell table:style-name="Tableau1.A2" office:value-type="string">
            <text:p text:style-name="P5">Nationalité</text:p>
          </table:table-cell>
          <table:table-cell table:style-name="Tableau1.C2" office:value-type="string">
            <text:p text:style-name="P5">Nationalité de l’institution</text:p>
          </table:table-cell>
        </table:table-row>
        <table:table-row>
          <table:table-cell table:style-name="Tableau1.A2" table:number-rows-spanned="2" office:value-type="string">
            <text:p text:style-name="P19"/>
            <text:p text:style-name="P19"/>
            <text:p text:style-name="P19">Demande de temps de faisceau</text:p>
          </table:table-cell>
          <table:table-cell table:style-name="Tableau1.A2" office:value-type="string">
            <text:p text:style-name="P6">Numéro de demande</text:p>
          </table:table-cell>
          <table:table-cell table:style-name="Tableau1.C2" office:value-type="string">
            <text:p text:style-name="P6">Numéro figurant sur le document administratif</text:p>
          </table:table-cell>
        </table:table-row>
        <table:table-row>
          <table:covered-table-cell/>
          <table:table-cell table:style-name="Tableau1.A2" office:value-type="string">
            <text:p text:style-name="P6"/>
            <text:p text:style-name="P6"/>
            <text:p text:style-name="P6">Question posée</text:p>
          </table:table-cell>
          <table:table-cell table:style-name="Tableau1.C2" office:value-type="string">
            <text:p text:style-name="P6">Problématique sur un matériau/objet patrimonial à laquelle l’analyse par faisceau d’ions doit permettre de répondre</text:p>
          </table:table-cell>
        </table:table-row>
        <table:table-row>
          <table:table-cell table:style-name="Tableau1.A2" table:number-rows-spanned="2" office:value-type="string">
            <text:p text:style-name="P19"/>
            <text:p text:style-name="P19"/>
            <text:p text:style-name="P19">Formulaire</text:p>
          </table:table-cell>
          <table:table-cell table:style-name="Tableau1.A2" office:value-type="string">
            <text:p text:style-name="P6">Numéro</text:p>
          </table:table-cell>
          <table:table-cell table:style-name="Tableau1.C2" office:value-type="string">
            <text:p text:style-name="P6">Numéro de <text:span text:style-name="T21">demande sur le document administratif</text:span></text:p>
          </table:table-cell>
        </table:table-row>
        <table:table-row>
          <table:covered-table-cell/>
          <table:table-cell table:style-name="Tableau1.A2" office:value-type="string">
            <text:p text:style-name="P6"/>
            <text:p text:style-name="P6"/>
            <text:p text:style-name="P6">Type</text:p>
          </table:table-cell>
          <table:table-cell table:style-name="Tableau1.C2" office:value-type="string">
            <text:p text:style-name="P6">Type de formulaire (OSCAR, Proposal), interdépendant du contexte de la demande (demande de service, projet de recherche)</text:p>
          </table:table-cell>
        </table:table-row>
        <table:table-row>
          <table:table-cell table:style-name="Tableau1.A2" table:number-rows-spanned="8" office:value-type="string">
            <text:p text:style-name="P24"/>
            <text:p text:style-name="P24"/>
            <text:p text:style-name="P24"/>
            <text:p text:style-name="P24"/>
            <text:p text:style-name="P24">Objet</text:p>
          </table:table-cell>
          <table:table-cell table:style-name="Tableau1.A2" office:value-type="string">
            <text:p text:style-name="P6"/>
            <text:p text:style-name="P6">Numéro d’inventaire</text:p>
          </table:table-cell>
          <table:table-cell table:style-name="Tableau1.C2" office:value-type="string">
            <text:p text:style-name="P7">Numéro d’inventaire de l’objet attribué par l’organisme/institution dépositaire</text:p>
          </table:table-cell>
        </table:table-row>
        <table:table-row>
          <table:covered-table-cell/>
          <table:table-cell table:style-name="Tableau1.A2" office:value-type="string">
            <text:p text:style-name="P6">Collection</text:p>
          </table:table-cell>
          <table:table-cell table:style-name="Tableau1.C2" office:value-type="string">
            <text:p text:style-name="P7">Nom de la collection d’appartenance de l’objet analysé</text:p>
          </table:table-cell>
        </table:table-row>
        <table:table-row>
          <table:covered-table-cell/>
          <table:table-cell table:style-name="Tableau1.A2" office:value-type="string">
            <text:p text:style-name="P6">Label</text:p>
          </table:table-cell>
          <table:table-cell table:style-name="Tableau1.C2" office:value-type="string">
            <text:p text:style-name="P7">Nom de l’objet analysé</text:p>
          </table:table-cell>
        </table:table-row>
        <table:table-row>
          <table:covered-table-cell/>
          <table:table-cell table:style-name="Tableau1.A2" office:value-type="string">
            <text:p text:style-name="P6">Hauteur</text:p>
          </table:table-cell>
          <table:table-cell table:style-name="Tableau1.C2" office:value-type="string">
            <text:p text:style-name="P7">Hauteur de l’objet analysé</text:p>
          </table:table-cell>
        </table:table-row>
        <table:table-row>
          <table:covered-table-cell/>
          <table:table-cell table:style-name="Tableau1.A2" office:value-type="string">
            <text:p text:style-name="P6">Largeur</text:p>
          </table:table-cell>
          <table:table-cell table:style-name="Tableau1.C2" office:value-type="string">
            <text:p text:style-name="P7">Largeur de l’objet analysé</text:p>
          </table:table-cell>
        </table:table-row>
        <table:table-row>
          <table:covered-table-cell/>
          <table:table-cell table:style-name="Tableau1.A2" office:value-type="string">
            <text:p text:style-name="P6">Épaisseur</text:p>
          </table:table-cell>
          <table:table-cell table:style-name="Tableau1.C2" office:value-type="string">
            <text:p text:style-name="P7">Épaisseur de l’objet analysé</text:p>
          </table:table-cell>
        </table:table-row>
        <table:table-row>
          <table:covered-table-cell/>
          <table:table-cell table:style-name="Tableau1.A2" office:value-type="string">
            <text:p text:style-name="P6">Lieu de trouvaille</text:p>
          </table:table-cell>
          <table:table-cell table:style-name="Tableau1.C2" office:value-type="string">
            <text:p text:style-name="P7">Lieu de découverte initial de <text:soft-page-break/>l’objet analysé</text:p>
          </table:table-cell>
        </table:table-row>
        <table:table-row>
          <table:covered-table-cell/>
          <table:table-cell table:style-name="Tableau1.A2" office:value-type="string">
            <text:p text:style-name="P6">Époque</text:p>
          </table:table-cell>
          <table:table-cell table:style-name="Tableau1.C2" office:value-type="string">
            <text:p text:style-name="P7">Époque supposée ou avérée d’appartenance de l’objet analysé</text:p>
          </table:table-cell>
        </table:table-row>
        <table:table-row>
          <table:table-cell table:style-name="Tableau1.A2" table:number-rows-spanned="4" office:value-type="string">
            <text:p text:style-name="P20"/>
            <text:p text:style-name="P20"/>
            <text:p text:style-name="P20">Matériau</text:p>
          </table:table-cell>
          <table:table-cell table:style-name="Tableau1.A2" office:value-type="string">
            <text:p text:style-name="P7">Nature</text:p>
          </table:table-cell>
          <table:table-cell table:style-name="Tableau1.C2" office:value-type="string">
            <text:p text:style-name="P7"><text:span text:style-name="T2">Matière</text:span> supposée ou avérée <text:span text:style-name="T2">du matériau</text:span> analysé</text:p>
          </table:table-cell>
        </table:table-row>
        <table:table-row>
          <table:covered-table-cell/>
          <table:table-cell table:style-name="Tableau1.A2" office:value-type="string">
            <text:p text:style-name="P7">Largeur</text:p>
          </table:table-cell>
          <table:table-cell table:style-name="Tableau1.C2" office:value-type="string">
            <text:p text:style-name="P8">Largeur du matériau analysé</text:p>
          </table:table-cell>
        </table:table-row>
        <table:table-row>
          <table:covered-table-cell/>
          <table:table-cell table:style-name="Tableau1.A2" office:value-type="string">
            <text:p text:style-name="P7">Longueur</text:p>
          </table:table-cell>
          <table:table-cell table:style-name="Tableau1.C2" office:value-type="string">
            <text:p text:style-name="P8">Longueur du matériau analysé</text:p>
          </table:table-cell>
        </table:table-row>
        <table:table-row>
          <table:covered-table-cell/>
          <table:table-cell table:style-name="Tableau1.A2" office:value-type="string">
            <text:p text:style-name="P7">Épaisseur</text:p>
          </table:table-cell>
          <table:table-cell table:style-name="Tableau1.C2" office:value-type="string">
            <text:p text:style-name="P8">Épaisseur du matériau analysé</text:p>
          </table:table-cell>
        </table:table-row>
        <table:table-row>
          <table:table-cell table:style-name="Tableau1.A2" table:number-rows-spanned="5" office:value-type="string">
            <text:p text:style-name="P24"/>
            <text:p text:style-name="P24"/>
            <text:p text:style-name="P24"/>
            <text:p text:style-name="P24">Spectre</text:p>
          </table:table-cell>
          <table:table-cell table:style-name="Tableau1.A2" office:value-type="string">
            <text:p text:style-name="P7">Somme (taux de comptage)</text:p>
          </table:table-cell>
          <table:table-cell table:style-name="Tableau1.C2" office:value-type="string">
            <text:p text:style-name="P9">Somme des valeurs des canaux d’un spectre.</text:p>
          </table:table-cell>
        </table:table-row>
        <table:table-row>
          <table:covered-table-cell/>
          <table:table-cell table:style-name="Tableau1.A2" office:value-type="string">
            <text:p text:style-name="P7">Dimension (Map Size)</text:p>
          </table:table-cell>
          <table:table-cell table:style-name="Tableau1.C2" office:value-type="string">
            <text:p text:style-name="P8">Dimension du spectre</text:p>
          </table:table-cell>
        </table:table-row>
        <table:table-row>
          <table:covered-table-cell/>
          <table:table-cell table:style-name="Tableau1.A2" office:value-type="string">
            <text:p text:style-name="P7">Résolution (Pixel Size)</text:p>
          </table:table-cell>
          <table:table-cell table:style-name="Tableau1.C2" office:value-type="string">
            <text:p text:style-name="P8">Résolution du spectre</text:p>
          </table:table-cell>
        </table:table-row>
        <table:table-row>
          <table:covered-table-cell/>
          <table:table-cell table:style-name="Tableau1.A2" office:value-type="string">
            <text:p text:style-name="P7">Vitesse de déplacement de l’échantillon</text:p>
          </table:table-cell>
          <table:table-cell table:style-name="Tableau1.C2" office:value-type="string">
            <text:p text:style-name="P8">Vitesse de déplacement de l’échantillon analysé par la ligne de faisceau</text:p>
          </table:table-cell>
        </table:table-row>
        <table:table-row>
          <table:covered-table-cell/>
          <table:table-cell table:style-name="Tableau1.A2" office:value-type="string">
            <text:p text:style-name="P7">Facteur de calibrage</text:p>
          </table:table-cell>
          <table:table-cell table:style-name="Tableau1.C2" office:value-type="string">
            <text:p text:style-name="P8">Facteur de calibrage du spectre</text:p>
          </table:table-cell>
        </table:table-row>
        <table:table-row>
          <table:table-cell table:style-name="Tableau1.A2" table:number-rows-spanned="6" office:value-type="string">
            <text:p text:style-name="P13"/>
            <text:p text:style-name="P13"/>
            <text:p text:style-name="P13"/>
            <text:p text:style-name="P13">Logiciel</text:p>
          </table:table-cell>
          <table:table-cell table:style-name="Tableau1.A2" office:value-type="string">
            <text:p text:style-name="P7">Nom</text:p>
          </table:table-cell>
          <table:table-cell table:style-name="Tableau1.C2" office:value-type="string">
            <text:p text:style-name="P8">Nom du logiciel</text:p>
          </table:table-cell>
        </table:table-row>
        <table:table-row>
          <table:covered-table-cell/>
          <table:table-cell table:style-name="Tableau1.A2" office:value-type="string">
            <text:p text:style-name="P7">Auteur (ou propriété institutionnelle)</text:p>
          </table:table-cell>
          <table:table-cell table:style-name="Tableau1.C2" office:value-type="string">
            <text:p text:style-name="P8">Auteur ou propriété institutionnelle du logiciel</text:p>
          </table:table-cell>
        </table:table-row>
        <table:table-row>
          <table:covered-table-cell/>
          <table:table-cell table:style-name="Tableau1.A2" office:value-type="string">
            <text:p text:style-name="P7">Licence</text:p>
          </table:table-cell>
          <table:table-cell table:style-name="Tableau1.C2" office:value-type="string">
            <text:p text:style-name="P8">Type de licence du logiciel</text:p>
          </table:table-cell>
        </table:table-row>
        <table:table-row>
          <table:covered-table-cell/>
          <table:table-cell table:style-name="Tableau1.A2" office:value-type="string">
            <text:p text:style-name="P7">Coût</text:p>
          </table:table-cell>
          <table:table-cell table:style-name="Tableau1.C2" office:value-type="string">
            <text:p text:style-name="P8">Coût d’utilisation du logiciel</text:p>
          </table:table-cell>
        </table:table-row>
        <table:table-row>
          <table:covered-table-cell/>
          <table:table-cell table:style-name="Tableau1.A2" office:value-type="string">
            <text:p text:style-name="P7">Version utilisée</text:p>
          </table:table-cell>
          <table:table-cell table:style-name="Tableau1.C2" office:value-type="string">
            <text:p text:style-name="P8">Version du logiciel utilisée lors de l’expérience</text:p>
          </table:table-cell>
        </table:table-row>
        <table:table-row>
          <table:covered-table-cell/>
          <table:table-cell table:style-name="Tableau1.A2" office:value-type="string">
            <text:p text:style-name="P8">OS</text:p>
          </table:table-cell>
          <table:table-cell table:style-name="Tableau1.C2" office:value-type="string">
            <text:p text:style-name="P8">Système d’exploitation compatible avec le logiciel</text:p>
          </table:table-cell>
        </table:table-row>
        <table:table-row>
          <table:table-cell table:style-name="Tableau1.A2" table:number-rows-spanned="3" office:value-type="string">
            <text:p text:style-name="P24"/>
            <text:p text:style-name="P24">Fichier</text:p>
          </table:table-cell>
          <table:table-cell table:style-name="Tableau1.A2" office:value-type="string">
            <text:p text:style-name="P7">Nom</text:p>
          </table:table-cell>
          <table:table-cell table:style-name="Tableau1.C2" office:value-type="string">
            <text:p text:style-name="P8">Nom attribué au fichier</text:p>
          </table:table-cell>
        </table:table-row>
        <table:table-row>
          <table:covered-table-cell/>
          <table:table-cell table:style-name="Tableau1.A2" office:value-type="string">
            <text:p text:style-name="P7">Format</text:p>
          </table:table-cell>
          <table:table-cell table:style-name="Tableau1.C2" office:value-type="string">
            <text:p text:style-name="P8">Format du fichier</text:p>
          </table:table-cell>
        </table:table-row>
        <table:table-row>
          <table:covered-table-cell/>
          <table:table-cell table:style-name="Tableau1.A2" office:value-type="string">
            <text:p text:style-name="P7">Taille</text:p>
          </table:table-cell>
          <table:table-cell table:style-name="Tableau1.C2" office:value-type="string">
            <text:p text:style-name="P8">Taille du fichier (exprimée en octets)</text:p>
          </table:table-cell>
        </table:table-row>
        <table:table-row>
          <table:table-cell table:style-name="Tableau1.A2" table:number-rows-spanned="4" office:value-type="string">
            <text:p text:style-name="P25"/>
            <text:p text:style-name="P25">Point de mesure</text:p>
          </table:table-cell>
          <table:table-cell table:style-name="Tableau1.A2" office:value-type="string">
            <text:p text:style-name="P4"/>
            <text:p text:style-name="P4">DOSE</text:p>
          </table:table-cell>
          <table:table-cell table:style-name="Tableau1.C2" office:value-type="string">
            <text:p text:style-name="P9">Valeur mesurée proportionnelle <text:span text:style-name="T17">au nombre de</text:span> particules envoyées sur la cible.</text:p>
          </table:table-cell>
        </table:table-row>
        <table:table-row table:style-name="Tableau1.55">
          <table:covered-table-cell/>
          <table:table-cell table:style-name="Tableau1.A2" office:value-type="string">
            <text:p text:style-name="P4">Taille Pinceau du faisceau</text:p>
          </table:table-cell>
          <table:table-cell table:style-name="Tableau1.C2" office:value-type="string">
            <text:p text:style-name="P59">Distance sur laquelle est défléchi le faisceau verticalement pour faire une cartographie (Mum).</text:p>
          </table:table-cell>
        </table:table-row>
        <table:table-row>
          <table:covered-table-cell/>
          <table:table-cell table:style-name="Tableau1.A2" office:value-type="string">
            <text:p text:style-name="P7">Temps d’acquisition</text:p>
          </table:table-cell>
          <table:table-cell table:style-name="Tableau1.C2" office:value-type="string">
            <text:p text:style-name="P8">Temps d’acquisition spécifié <text:span text:style-name="T18">lors des modes d’acquisition par temps et non par DOSE.</text:span></text:p>
          </table:table-cell>
        </table:table-row>
        <table:table-row>
          <table:covered-table-cell/>
          <table:table-cell table:style-name="Tableau1.A2" office:value-type="string">
            <text:p text:style-name="P4">Durée</text:p>
          </table:table-cell>
          <table:table-cell table:style-name="Tableau1.C2" office:value-type="string">
            <text:p text:style-name="P4">Durée de <text:span text:style-name="T20">l’analyse du point de mesure.</text:span></text:p>
          </table:table-cell>
        </table:table-row>
        <table:table-row>
          <table:table-cell table:style-name="Tableau1.A2" table:number-rows-spanned="2" office:value-type="string">
            <text:p text:style-name="P62"/>
            <text:p text:style-name="P62">Zone d’intérêt</text:p>
          </table:table-cell>
          <table:table-cell table:style-name="Tableau1.A2" office:value-type="string">
            <text:p text:style-name="P60">Longueur</text:p>
          </table:table-cell>
          <table:table-cell table:style-name="Tableau1.C2" office:value-type="string">
            <text:p text:style-name="P60">Longueur de la zone d’intérêt analysée</text:p>
          </table:table-cell>
        </table:table-row>
        <table:table-row>
          <table:covered-table-cell/>
          <table:table-cell table:style-name="Tableau1.A2" office:value-type="string">
            <text:p text:style-name="P60">Largeur</text:p>
          </table:table-cell>
          <table:table-cell table:style-name="Tableau1.C2" office:value-type="string">
            <text:p text:style-name="P60">Largeur de la zone d’intérêt analysée</text:p>
          </table:table-cell>
        </table:table-row>
        <table:table-row>
          <table:table-cell table:style-name="Tableau1.A2" office:value-type="string">
            <text:p text:style-name="P62">Cartographie</text:p>
          </table:table-cell>
          <table:table-cell table:style-name="Tableau1.A2" office:value-type="string">
            <text:p text:style-name="P60">Dimension</text:p>
          </table:table-cell>
          <table:table-cell table:style-name="Tableau1.C2" office:value-type="string">
            <text:p text:style-name="P60">Dimension de la cartographie</text:p>
          </table:table-cell>
        </table:table-row>
      </table:table>
      <text:p text:style-name="P27"/>
      <text:p text:style-name="P28"/>
      <text:p text:style-name="P29">PRÉSENTATION</text:p>
      <text:p text:style-name="P29"/>
      <text:p text:style-name="P32">Ce modèle conceptuel, réalisé sur le logiciel d’édition MOCODO, présente les entités, leurs attributs ainsi que les associations entre les entités <text:span text:style-name="T19">et leurs cardinalités. Exprimées de part et d’autre de l’association, celles-ci indiquent les nombres minimum et maximum d’occurrences (aucune, une ou plusieurs) d’une entité par rapport à une autre entité. Ce modèle conceptualise un flux de données à AGLAE, depuis la demande de temps de faisceau jusqu’au fichier généré, avec l’expérience pour épicentre. Extrêmement générique, il a été ensuite traduit en modèle relationnel. </text:span></text:p>
      <text:p text:style-name="P32"/>
      <text:p text:style-name="P28"/>
      <text:p text:style-name="P28">CARDINALITÉS</text:p>
      <text:p text:style-name="P28"/>
      <text:p text:style-name="P28"/>
      <text:list xml:id="list2369150226" text:style-name="L1">
        <text:list-item>
          <text:p text:style-name="P41">Une expérience est sous la responsabilité de 1 à plusieurs individus (1, N). Un individu peut être responsable de 0 à plusieurs expériences (0, N). Un chercheur peut en effet assister à une expérience sans en être responsable.</text:p>
        </text:list-item>
      </text:list>
      <text:p text:style-name="P30"/>
      <text:list xml:id="list162437479090249" text:continue-numbering="true" text:style-name="L1">
        <text:list-item>
          <text:p text:style-name="P41">Un individu peut faire partie de 0 à plusieurs groupes de recherche (0, N). Un groupe de recherche peut être composé de 1 à plusieurs individus. Dans le cadre des expériences menées à AGLAE, un responsable d’expérience peut être indépendant et n’être donc affilié à aucun groupe de recherche et/ou institution (ex : les restaurateurs du secteur privé).</text:p>
        </text:list-item>
      </text:list>
      <text:p text:style-name="P30"/>
      <text:list xml:id="list162437293442634" text:continue-numbering="true" text:style-name="L1">
        <text:list-item>
          <text:p text:style-name="P48"><text:span text:style-name="T3">Un groupe de recherche peut dépendre de 0 à plusieurs institutions</text:span><text:span text:style-name="T4">(0,N)</text:span><text:span text:style-name="T3">. Une institution peut regrouper 1 à plusieurs groupes de recherche </text:span><text:span text:style-name="T4">(1,N)</text:span><text:span text:style-name="T3">. Dans le cadre d’ AGLAE, </text:span><text:span text:style-name="T5">lorsqu’une institution est mentionnée dans une demande de temps de faisceau, elle implique toujours </text:span><text:soft-page-break/><text:span text:style-name="T5">l’existence d’un groupe de recherche dont dépend l’individu en charge de l’expérience, d’où une relation minimale égale à 1 et non 0.</text:span></text:p>
        </text:list-item>
      </text:list>
      <text:p text:style-name="P30"/>
      <text:list xml:id="list162436606370106" text:continue-numbering="true" text:style-name="L1">
        <text:list-item>
          <text:p text:style-name="P49"><text:span text:style-name="T4">Un individu peut être affilié à 0 à plusieurs institutions </text:span><text:span text:style-name="T6">(0,N)</text:span><text:span text:style-name="T4">. Une institution peut </text:span><text:span text:style-name="T6">regrouper 1 à plusieurs individus qui lui sont affiliés (1,N).</text:span></text:p>
        </text:list-item>
      </text:list>
      <text:p text:style-name="P31"/>
      <text:list xml:id="list162435906453390" text:continue-numbering="true" text:style-name="L1">
        <text:list-item>
          <text:p text:style-name="P50"><text:span text:style-name="T6">Un individu peut soumettre 0 à plusieurs demandes de temps de faisceau (0,N). Une demande de temps de faisceau est soumise de 1 à 1 individu (1,1). En effet, seul un individu est mentionné en tant que </text:span><text:span text:style-name="T7">project leader </text:span><text:span text:style-name="T9">dans une demande de temps de faisceau.</text:span></text:p>
        </text:list-item>
      </text:list>
      <text:p text:style-name="P33"/>
      <text:list xml:id="list162435959372728" text:continue-numbering="true" text:style-name="L1">
        <text:list-item>
          <text:p text:style-name="P50"><text:span text:style-name="T9">Une demande de temps de faisceau est effectuée par </text:span><text:span text:style-name="T10">un seul </text:span><text:span text:style-name="T9">formulaire (1,1), dans le cadre d’une association dépendante. Un formulaire est utilisé pour formaliser </text:span><text:span text:style-name="T10">une seule </text:span><text:span text:style-name="T9">demande de temps de faisceau (1,1).</text:span></text:p>
        </text:list-item>
      </text:list>
      <text:p text:style-name="P33"/>
      <text:list xml:id="list162436188265966" text:continue-numbering="true" text:style-name="L1">
        <text:list-item>
          <text:p text:style-name="P42">Une demande de temps de faisceau porte sur 1 à plusieurs objets (1,N) puisque la recherche peut porter <text:s/>également sur un lot d’objets et/ou d’échantillons. Un objet peut être concerné par 1 à plusieurs (1,N) demandes de temps de faisceau.</text:p>
        </text:list-item>
      </text:list>
      <text:p text:style-name="P34"/>
      <text:list xml:id="list162436231773839" text:continue-numbering="true" text:style-name="L1">
        <text:list-item>
          <text:p text:style-name="P51"><text:span text:style-name="T11">Un objet est composé de 1 à plusieurs matériaux (1,N). Un matériau compose </text:span><text:span text:style-name="T10">un seul objet</text:span><text:span text:style-name="T11"> (1,1) en raison de son caractère unique par ses dimensions, sa forme, sa composition et son utilisation au regard de la fabrication de l’objet. </text:span></text:p>
        </text:list-item>
      </text:list>
      <text:p text:style-name="P34"/>
      <text:list xml:id="list162436153541249" text:continue-numbering="true" text:style-name="L1">
        <text:list-item>
          <text:p text:style-name="P43">Une expérience dépend de 0 à 1 demande de temps de faisceau (0,1). Une demande de temps de faisceau acceptée entraîne la réalisation d’1 à plusieurs expériences (1,N).</text:p>
        </text:list-item>
      </text:list>
      <text:p text:style-name="P34"/>
      <text:list xml:id="list162435989261221" text:continue-numbering="true" text:style-name="L1">
        <text:list-item>
          <text:p text:style-name="P51"><text:span text:style-name="T11">Une expérience </text:span><text:span text:style-name="T12">s’inscrit dans </text:span><text:span text:style-name="T10">un seul</text:span><text:span text:style-name="T12"> contexte expérimental (1,1) car le moindre changement de paramètres entraîne la fin de cohérence de l’expérience. Un contexte expérimental renvoie à <text:s/></text:span><text:span text:style-name="T10">une seule</text:span><text:span text:style-name="T12"> expérience réalisée (1,1).</text:span></text:p>
        </text:list-item>
      </text:list>
      <text:p text:style-name="P35"/>
      <text:list xml:id="list162436526347177" text:continue-numbering="true" text:style-name="L1">
        <text:list-item>
          <text:p text:style-name="P52"><text:span text:style-name="T12">Un instrument, en l’occurrence l’accélérateur de particules AGLAE, réalise 1 à plusieurs expériences (1,N). Une expérience est réalisée par </text:span><text:span text:style-name="T10">un seul</text:span><text:span text:style-name="T12"> instrument, puisqu’elle se caractérise par son unité temporelle et sa singularité.</text:span></text:p>
        </text:list-item>
      </text:list>
      <text:p text:style-name="P40"/>
      <text:list xml:id="list2751933037" text:style-name="L2">
        <text:list-item>
          <text:p text:style-name="P55"><text:s/>Une technique d’analyse (PIXE, PIGE, RBS, IBIL, etc.) est utilisée dans le cadre d’une à <text:s text:c="3"/>plusieurs expériences (1,N). Une expérience mobilise une à plusieurs techniques d’analyse (1,N), les données brutes PIXE, PIGE et RBS étant générées simultanément et automatiquement. </text:p>
        </text:list-item>
      </text:list>
      <text:p text:style-name="P36"/>
      <text:list xml:id="list2121519700" text:style-name="L3">
        <text:list-item>
          <text:p text:style-name="P53"><text:span text:style-name="T10">Un détecteur est relié à un seul instrument (1,1). </text:span><text:span text:style-name="T14">Un instrument comprend un à plusieurs détecteurs (1,N).</text:span></text:p>
        </text:list-item>
      </text:list>
      <text:list xml:id="list606938871" text:style-name="L4">
        <text:list-header>
          <text:p text:style-name="P56"/>
        </text:list-header>
        <text:list-item>
          <text:p text:style-name="P57"><text:span text:style-name="T13">Une technique d’analyse dépend d’un à plusieurs détecteurs (1,N). Un détecteur est utilisé par </text:span><text:span text:style-name="T10">une seule</text:span><text:span text:style-name="T13"> technique d’analyse (1,1).</text:span></text:p>
          <text:p text:style-name="P57"><text:span text:style-name="T13"/></text:p>
        </text:list-item>
        <text:list-item>
          <text:p text:style-name="P58"><text:span text:style-name="T13">U</text:span><text:span text:style-name="T8">ne technique d’analyse est appliquée sur une à plusieurs zones d’intérêt (1,N). Une zone d’intérêt se voit appliquer une à plusieurs techniques d’analyse (1,N).</text:span></text:p>
          <text:p text:style-name="P58"><text:span text:style-name="T8"/></text:p>
        </text:list-item>
        <text:list-item>
          <text:p text:style-name="P58"><text:span text:style-name="T8">Une zone d’intérêt engendre 0 à plusieurs points de mesure (0,N). Un point de mesure est engendré par une seule zone d’intérêt (1,1).</text:span></text:p>
          <text:p text:style-name="P58"><text:span text:style-name="T8"/></text:p>
        </text:list-item>
        <text:list-item>
          <text:p text:style-name="P58"><text:soft-page-break/><text:span text:style-name="T8">Une zone d’intérêt produit 0 à plusieurs cartographies (0,N). Une cartographie est produite par une seule zone d’intérêt (1,1). </text:span></text:p>
        </text:list-item>
      </text:list>
      <text:p text:style-name="P37"/>
      <text:list xml:id="list162436317346499" text:continue-list="list2121519700" text:style-name="L3">
        <text:list-item>
          <text:p text:style-name="P44">Un point de mesure <text:span text:style-name="T22">est représenté par un</text:span> seul spectre (1,1). Un spectre <text:span text:style-name="T22">représente</text:span> chaque point de mesure (1,1). </text:p>
        </text:list-item>
      </text:list>
      <text:p text:style-name="P37"/>
      <text:list xml:id="list162436539303138" text:continue-numbering="true" text:style-name="L3">
        <text:list-item>
          <text:p text:style-name="P45">Un standard fait l’objet d’un à plusieurs points de mesure (1,N). Un point de mesure spécifique est réalisé sur un seul standard (1,1). </text:p>
        </text:list-item>
      </text:list>
      <text:p text:style-name="P38"/>
      <text:list xml:id="list162437956163488" text:continue-numbering="true" text:style-name="L3">
        <text:list-item>
          <text:p text:style-name="P45">Un fichier peut contenir 0 à 1 spectre (0,1). Un spectre est contenu dans un seul fichier (1,1). </text:p>
        </text:list-item>
      </text:list>
      <text:p text:style-name="P38"/>
      <text:list xml:id="list162437367315095" text:continue-numbering="true" text:style-name="L3">
        <text:list-item>
          <text:p text:style-name="P46">Un fichier est <text:span text:style-name="T23">généré par 0 à 1 point de mesure (0,1). Un point de mesure génère 1 à plusieurs fichiers (1,N).</text:span></text:p>
          <text:p text:style-name="P46"/>
        </text:list-item>
        <text:list-item>
          <text:p text:style-name="P47">Un fichier est généré par 0 à 1 cartographie (0,1). Une cartographie génère 1 à plusieurs fichiers (1,N).</text:p>
        </text:list-item>
      </text:list>
      <text:p text:style-name="P39"/>
      <text:list xml:id="list162437973424244" text:continue-numbering="true" text:style-name="L3">
        <text:list-item>
          <text:p text:style-name="P54"><text:span text:style-name="T15">Un logiciel traite 1 à plusieurs fichiers (1,N). Un </text:span><text:span text:style-name="T16">fichier résulte du traitement réalisé par un seul logiciel (1,1)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9:11:52.389790195</meta:creation-date>
    <dc:date>2021-09-02T16:24:35.593091528</dc:date>
    <meta:editing-duration>PT12H29M41S</meta:editing-duration>
    <meta:editing-cycles>21</meta:editing-cycles>
    <meta:generator>LibreOffice/6.0.7.3$Linux_X86_64 LibreOffice_project/00m0$Build-3</meta:generator>
    <meta:print-date>2021-08-05T20:42:09.357056729</meta:print-date>
    <meta:document-statistic meta:table-count="1" meta:image-count="0" meta:object-count="0" meta:page-count="6" meta:paragraph-count="174" meta:word-count="1325" meta:character-count="8403" meta:non-whitespace-character-count="7258"/>
  </office:meta>
</office:document-meta>
</file>